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left="-0.0986in">
        <style:tab-stops/>
      </style:paragraph-properties>
    </style:style>
    <style:style style:name="P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4" style:parent-style-name="Normale" style:family="paragraph">
      <style:paragraph-properties fo:margin-left="-0.0986in">
        <style:tab-stops/>
      </style:paragraph-properties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P6" style:parent-style-name="Paragrafoelenco" style:list-style-name="LFO1" style:family="paragraph"/>
    <style:style style:name="P7" style:parent-style-name="Paragrafoelenco" style:list-style-name="LFO1" style:family="paragraph"/>
    <style:style style:name="P8" style:parent-style-name="Paragrafoelenco" style:list-style-name="LFO1" style:family="paragraph"/>
    <style:style style:name="P9" style:parent-style-name="Paragrafoelenco" style:list-style-name="LFO1" style:family="paragraph"/>
    <style:style style:name="P10" style:parent-style-name="Paragrafoelenco" style:list-style-name="LFO1" style:family="paragraph"/>
    <style:style style:name="P11" style:parent-style-name="Paragrafoelenco" style:list-style-name="LFO1" style:family="paragraph"/>
    <style:style style:name="P12" style:parent-style-name="Paragrafoelenco" style:list-style-name="LFO1" style:family="paragraph"/>
    <style:style style:name="P1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14" style:parent-style-name="Normale" style:family="paragraph">
      <style:paragraph-properties fo:margin-left="-0.0986in">
        <style:tab-stops/>
      </style:paragraph-properties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list-style-name="LFO1" style:family="paragraph"/>
    <style:style style:name="P17" style:parent-style-name="Paragrafoelenco" style:list-style-name="LFO1" style:family="paragraph"/>
    <style:style style:name="P18" style:parent-style-name="Paragrafoelenco" style:list-style-name="LFO1" style:family="paragraph"/>
    <style:style style:name="P19" style:parent-style-name="Paragrafoelenco" style:list-style-name="LFO1" style:family="paragraph"/>
    <style:style style:name="P20" style:parent-style-name="Paragrafoelenco" style:list-style-name="LFO1" style:family="paragraph"/>
    <style:style style:name="P21" style:parent-style-name="Paragrafoelenco" style:list-style-name="LFO1" style:family="paragraph"/>
    <style:style style:name="P22" style:parent-style-name="Paragrafoelenco" style:list-style-name="LFO1" style:family="paragraph"/>
    <style:style style:name="P2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24" style:parent-style-name="Normale" style:family="paragraph">
      <style:paragraph-properties fo:margin-left="-0.0986in">
        <style:tab-stops/>
      </style:paragraph-properties>
    </style:style>
    <style:style style:name="T25" style:parent-style-name="Car.predefinitoparagrafo" style:family="text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P27" style:parent-style-name="Paragrafoelenco" style:list-style-name="LFO1" style:family="paragraph"/>
    <style:style style:name="P28" style:parent-style-name="Paragrafoelenco" style:list-style-name="LFO1" style:family="paragraph"/>
    <style:style style:name="P29" style:parent-style-name="Paragrafoelenco" style:list-style-name="LFO1" style:family="paragraph"/>
    <style:style style:name="P30" style:parent-style-name="Paragrafoelenco" style:list-style-name="LFO1" style:family="paragraph"/>
    <style:style style:name="P31" style:parent-style-name="Paragrafoelenco" style:list-style-name="LFO1" style:family="paragraph"/>
    <style:style style:name="P32" style:parent-style-name="Paragrafoelenco" style:list-style-name="LFO1" style:family="paragraph"/>
    <style:style style:name="P33" style:parent-style-name="Paragrafoelenco" style:list-style-name="LFO1" style:family="paragraph"/>
    <style:style style:name="P34" style:parent-style-name="Paragrafoelenco" style:family="paragraph">
      <style:paragraph-properties fo:margin-left="0.1513in">
        <style:tab-stops/>
      </style:paragraph-properties>
    </style:style>
    <style:style style:name="P35" style:parent-style-name="Paragrafoelenco" style:family="paragraph">
      <style:paragraph-properties fo:margin-left="0.1513in">
        <style:tab-stops/>
      </style:paragraph-properties>
    </style:style>
    <style:style style:name="P36" style:parent-style-name="Paragrafoelenco" style:family="paragraph">
      <style:paragraph-properties fo:margin-left="0.1513in">
        <style:tab-stops/>
      </style:paragraph-properties>
    </style:style>
    <style:style style:name="P37" style:parent-style-name="Paragrafoelenco" style:family="paragraph">
      <style:paragraph-properties fo:margin-left="0.1513in">
        <style:tab-stops/>
      </style:paragraph-properties>
    </style:style>
    <style:style style:name="P38" style:parent-style-name="Paragrafoelenco" style:family="paragraph">
      <style:paragraph-properties fo:margin-left="0.1513in">
        <style:tab-stops/>
      </style:paragraph-properties>
    </style:style>
    <style:style style:name="P39" style:parent-style-name="Paragrafoelenco" style:family="paragraph">
      <style:paragraph-properties fo:margin-left="0.1513in">
        <style:tab-stops/>
      </style:paragraph-properties>
    </style:style>
    <style:style style:name="P40" style:parent-style-name="Paragrafoelenco" style:family="paragraph">
      <style:paragraph-properties fo:margin-left="-0.0986in">
        <style:tab-stops/>
      </style:paragraph-properties>
    </style:style>
    <style:style style:name="P41" style:parent-style-name="Normale" style:family="paragraph">
      <style:paragraph-properties fo:margin-left="-0.0986in">
        <style:tab-stops/>
      </style:paragraph-properties>
    </style:style>
    <style:style style:name="P42" style:parent-style-name="Paragrafoelenco" style:list-style-name="LFO1" style:family="paragraph"/>
    <style:style style:name="P43" style:parent-style-name="Paragrafoelenco" style:list-style-name="LFO1" style:family="paragraph"/>
    <style:style style:name="P44" style:parent-style-name="Paragrafoelenco" style:list-style-name="LFO1" style:family="paragraph"/>
    <style:style style:name="P45" style:parent-style-name="Paragrafoelenco" style:list-style-name="LFO1" style:family="paragraph"/>
    <style:style style:name="P46" style:parent-style-name="Paragrafoelenco" style:list-style-name="LFO1" style:family="paragraph"/>
    <style:style style:name="P47" style:parent-style-name="Paragrafoelenco" style:list-style-name="LFO1" style:family="paragraph"/>
    <style:style style:name="P48" style:parent-style-name="Paragrafoelenco" style:family="paragraph">
      <style:paragraph-properties fo:margin-left="0in">
        <style:tab-stops/>
      </style:paragraph-properties>
    </style:style>
    <style:style style:name="P49" style:parent-style-name="Paragrafoelenco" style:family="paragraph">
      <style:paragraph-properties fo:margin-left="0in">
        <style:tab-stops/>
      </style:paragraph-properties>
    </style:style>
    <style:style style:name="P50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51" style:parent-style-name="Paragrafoelenco" style:list-style-name="LFO1" style:family="paragraph"/>
    <style:style style:name="P52" style:parent-style-name="Paragrafoelenco" style:list-style-name="LFO1" style:family="paragraph"/>
    <style:style style:name="P53" style:parent-style-name="Paragrafoelenco" style:list-style-name="LFO1" style:family="paragraph"/>
    <style:style style:name="P54" style:parent-style-name="Paragrafoelenco" style:list-style-name="LFO1" style:family="paragraph"/>
  </office:automatic-styles>
  <office:body>
    <office:text text:use-soft-page-breaks="true">
      <text:p text:style-name="P1">TODO</text:p>
      <text:p text:style-name="P2">Frontend</text:p>
      <text:p text:style-name="P3">Utente Standard</text:p>
      <text:p text:style-name="P4"><text:span text:style-name="T5">Pagina profilo</text:span><text:s/>:<text:s/></text:p>
      <text:list text:style-name="LFO1" text:continue-numbering="true">
        <text:list-item>
          <text:p text:style-name="P6">Messaggio benvenuto con metodo ritorno nome e cognome come header</text:p>
        </text:list-item>
        <text:list-item>
          <text:p text:style-name="P7">Ritorno i dettagli come nome…..dentro il body</text:p>
        </text:list-item>
        <text:list-item>
          <text:p text:style-name="P8">Immagine profilo <text:s/>// facoltativa , o con immagini default</text:p>
        </text:list-item>
        <text:list-item>
          <text:p text:style-name="P9">Storico eventi<text:s/>creati</text:p>
        </text:list-item>
        <text:list-item>
          <text:p text:style-name="P10">Pulsante reset password</text:p>
        </text:list-item>
        <text:list-item>
          <text:p text:style-name="P11">Pulsante delete account</text:p>
        </text:list-item>
        <text:list-item>
          <text:p text:style-name="P12">Pulsante modifica profilo (nome, cognome, data di nascita) tranne uniqueid</text:p>
        </text:list-item>
      </text:list>
      <text:p text:style-name="Normale"/>
      <text:p text:style-name="P13">Utente Commerciale</text:p>
      <text:p text:style-name="P14"><text:span text:style-name="T15">Pagina profilo</text:span><text:s/>:<text:s/></text:p>
      <text:list text:style-name="LFO1" text:continue-numbering="true">
        <text:list-item>
          <text:p text:style-name="P16">Messaggio benvenuto con metodo ritorno nome e cognome come header</text:p>
        </text:list-item>
        <text:list-item>
          <text:p text:style-name="P17">Ritorno i<text:s/>dettagli come nome…..dentro il body</text:p>
        </text:list-item>
        <text:list-item>
          <text:p text:style-name="P18">Immagine profilo <text:s/>// facoltativa , o con immagini default</text:p>
        </text:list-item>
        <text:list-item>
          <text:p text:style-name="P19">Storico eventi creati</text:p>
        </text:list-item>
        <text:list-item>
          <text:p text:style-name="P20">Pulsante reset password</text:p>
        </text:list-item>
        <text:list-item>
          <text:p text:style-name="P21">Pulsante delete account</text:p>
        </text:list-item>
        <text:list-item>
          <text:p text:style-name="P22">Pulsante modifica profilo (nome azienda) tranne uniqueid</text:p>
        </text:list-item>
      </text:list>
      <text:p text:style-name="Normale"/>
      <text:p text:style-name="P23">Utente Amministratore</text:p>
      <text:p text:style-name="P24"><text:span text:style-name="T25">Pagina profi</text:span><text:span text:style-name="T26">lo</text:span><text:s/>:<text:s/></text:p>
      <text:list text:style-name="LFO1" text:continue-numbering="true">
        <text:list-item>
          <text:p text:style-name="P27">Messaggio benvenuto con metodo ritorno nome e cognome come header</text:p>
        </text:list-item>
        <text:list-item>
          <text:p text:style-name="P28">Ritorno i dettagli come nome…..dentro il body</text:p>
        </text:list-item>
        <text:list-item>
          <text:p text:style-name="P29">Immagine profilo <text:s/>// facoltativa , o con immagini default</text:p>
        </text:list-item>
        <text:list-item>
          <text:p text:style-name="P30">Storico eventi creati</text:p>
        </text:list-item>
        <text:list-item>
          <text:p text:style-name="P31">Pulsante reset password</text:p>
        </text:list-item>
        <text:list-item>
          <text:p text:style-name="P32">Pulsante delete account di account<text:s/>specifici (non se stesso)</text:p>
        </text:list-item>
        <text:list-item>
          <text:p text:style-name="P33">Cambio ruoli degli utenti</text:p>
        </text:list-item>
      </text:list>
      <text:p text:style-name="P34"/>
      <text:p text:style-name="P35"/>
      <text:p text:style-name="P36"/>
      <text:p text:style-name="P37"/>
      <text:p text:style-name="P38"/>
      <text:p text:style-name="P39"/>
      <text:soft-page-break/>
      <text:p text:style-name="P40">Mapping alternativo per ogni tipologia di utente con singolo profilo <text:s text:c="2"/>/profile/{user}</text:p>
      <text:p text:style-name="P41">Pagina Evento:</text:p>
      <text:list text:style-name="LFO1" text:continue-numbering="true">
        <text:list-item>
          <text:p text:style-name="P42">Creatore evento</text:p>
        </text:list-item>
        <text:list-item>
          <text:p text:style-name="P43">Titolo evento</text:p>
        </text:list-item>
        <text:list-item>
          <text:p text:style-name="P44">Numero partecipanti</text:p>
        </text:list-item>
        <text:list-item>
          <text:p text:style-name="P45">Data evento</text:p>
        </text:list-item>
        <text:list-item>
          <text:p text:style-name="P46">Locazione</text:p>
        </text:list-item>
        <text:list-item>
          <text:p text:style-name="P47">Descrizione</text:p>
        </text:list-item>
      </text:list>
      <text:p text:style-name="P48">OPZIONALE:</text:p>
      <text:p text:style-name="P49">-immagine evento</text:p>
      <text:p text:style-name="Normale"/>
      <text:p text:style-name="Normale"/>
      <text:p text:style-name="Normale"/>
      <text:p text:style-name="Normale"/>
      <text:p text:style-name="Normale"/>
      <text:p text:style-name="P50">Backend</text:p>
      <text:list text:style-name="LFO1" text:continue-numbering="true">
        <text:list-item>
          <text:p text:style-name="P51">ModeratoreController</text:p>
        </text:list-item>
        <text:list-item>
          <text:p text:style-name="P52">Fare metodo per impostare qualsiasi campo (nome,cognome,data di nascita) presente nel modello utente dentro UserController.</text:p>
        </text:list-item>
        <text:list-item>
          <text:p text:style-name="P53">Repository e gestore per i post degli eventi (con endpoint esposto per storico eventi) (incluso anche location)</text:p>
        </text:list-item>
        <text:list-item>
          <text:p text:style-name="P54">Repository e gestore per i feedback</text:p>
        </text:list-item>
      </text:list>
      <text:p text:style-name="Normale"/>
      <text:p text:style-name="Normale"/>
      <text:p text:style-name="Normale"/>
      <text:p text:style-name="Normale">OPZIONALE:</text:p>
      <text:p text:style-name="Normale">-immagi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7875in" fo:margin-bottom="0.098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ny 97</meta:initial-creator>
    <dc:creator>dony 97</dc:creator>
    <meta:creation-date>2020-10-19T10:23:00Z</meta:creation-date>
    <dc:date>2020-10-19T10:58:00Z</dc:date>
    <meta:template xlink:href="Normal" xlink:type="simple"/>
    <meta:editing-cycles>2</meta:editing-cycles>
    <meta:editing-duration>PT2040S</meta:editing-duration>
    <meta:document-statistic meta:page-count="2" meta:paragraph-count="3" meta:word-count="237" meta:character-count="1589" meta:row-count="11" meta:non-whitespace-character-count="1355"/>
  </office:meta>
</office:document-meta>
</file>